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urnsElementsOf.answer( InvocationOnMock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turnsElementsOf.ReturnsElementsOf( Collection &lt; ? &gt; ele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